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435b" officeooo:paragraph-rsid="001d2c95"/>
    </style:style>
    <style:style style:name="P2" style:family="paragraph" style:parent-style-name="Standard">
      <style:paragraph-properties fo:text-align="justify" style:justify-single-word="false"/>
      <style:text-properties officeooo:rsid="001a435b" officeooo:paragraph-rsid="001d2c95"/>
    </style:style>
    <style:style style:name="P3" style:family="paragraph" style:parent-style-name="Standard">
      <style:paragraph-properties fo:text-align="justify" style:justify-single-word="false"/>
      <style:text-properties officeooo:rsid="001ec0b6" officeooo:paragraph-rsid="001ec0b6"/>
    </style:style>
    <style:style style:name="P4" style:family="paragraph" style:parent-style-name="Standard">
      <style:paragraph-properties fo:text-align="justify" style:justify-single-word="false"/>
      <style:text-properties officeooo:paragraph-rsid="001ec0b6"/>
    </style:style>
    <style:style style:name="P5" style:family="paragraph" style:parent-style-name="Standard">
      <style:paragraph-properties fo:text-align="justify" style:justify-single-word="false"/>
      <style:text-properties officeooo:rsid="00202490" officeooo:paragraph-rsid="00202490"/>
    </style:style>
    <style:style style:name="T1" style:family="text">
      <style:text-properties officeooo:rsid="001bcea8"/>
    </style:style>
    <style:style style:name="T2" style:family="text">
      <style:text-properties officeooo:rsid="001ec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ie 1 : Classes</text:p>
      <text:p text:style-name="P1"/>
      <text:p text:style-name="P1">Les pakages à installer :</text:p>
      <text:p text:style-name="P1"/>
      <text:p text:style-name="P1">pip install pymupdf</text:p>
      <text:p text:style-name="P1">pip install langdetect</text:p>
      <text:p text:style-name="P1">pip install aspose.words</text:p>
      <text:p text:style-name="P1"/>
      <text:p text:style-name="P1">2 classes :</text:p>
      <text:p text:style-name="P1">- La classe unLivre permet d’initialiser un livre avec : son titre, son/ses auteur(s), la langue, le nom du fichier et la table des matières. La méthode TDM permet de renvoyer la table des matières du livre.</text:p>
      <text:p text:style-name="P1">- La classe bibliothèque permet d’initialiser une bibliothèque de livre<text:span text:style-name="T1">s</text:span> a partir d’un dossier <text:span text:style-name="T1">intitulé « livre</text:span><text:span text:style-name="T2">s</text:span><text:span text:style-name="T1">» et qui doit se trouver dans le répertoire courant. La méthode completebibli permet de compléter cette liste. Elle </text:span><text:span text:style-name="T2">traite </text:span><text:span text:style-name="T1">les fichiers pdf et epub, egalement ceux dans les sous-répertoires, mais ne traite pas les fichiers zip. Les méthodes ouvrages et auteurs utilisent cette liste pour construire les fichiers ouvrages et auteurs en format txt, pdf et epub. </text:span><text:span text:style-name="T2">La méthode update ne fonctionne pas</text:span></text:p>
      <text:p text:style-name="P1"/>
      <text:p text:style-name="P1">B = bibliotheque() <text:s text:c="3"/><text:span text:style-name="T1">créée une bibliotheque</text:span></text:p>
      <text:p text:style-name="P1">B.ouvrages() <text:s text:c="7"/><text:span text:style-name="T1">créée la liste des ouvrages (titre, auteur(s), langue, nomfichier) (txt, pdf, epub)</text:span></text:p>
      <text:p text:style-name="P1">B.auteurs() <text:s text:c="6"/><text:span text:style-name="T1">créée la liste des auteurs avec leurs ouvrages et le nom des fichiers (txt, pdf, epub)</text:span></text:p>
      <text:p text:style-name="P1">B.update() <text:s text:c="3"/><text:span text:style-name="T1">met à jour la bibliotheque si le dossier « livre » a été modifié (non fonctionnel)</text:span></text:p>
      <text:p text:style-name="P1"/>
      <text:p text:style-name="P3">Partie 2 : programme principal</text:p>
      <text:p text:style-name="P1"/>
      <text:p text:style-name="P3">Programme principal : bibli.py</text:p>
      <text:p text:style-name="P4"><text:span text:style-name="T2">Nous avons utilisé la partie 1 de BEQUET Clément et </text:span>ANDRIANJAFY Koloina : <text:span text:style-name="T2">Livre.py</text:span></text:p>
      <text:p text:style-name="P5">Le répertoire « livres » doit se trouver dans le répertoire courant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00:25.726413252</meta:creation-date>
    <dc:date>2022-12-16T11:03:55.204559336</dc:date>
    <meta:editing-duration>PT9M47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6" meta:word-count="226" meta:character-count="1389" meta:non-whitespace-character-count="1160"/>
  </office:meta>
</office:document-meta>
</file>